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C3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Table1.F3" style:family="table-cell" style:data-style-name="N2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0.9563in" style:rel-column-width="9362*"/>
    </style:style>
    <style:style style:name="Table2.G" style:family="table-column">
      <style:table-column-properties style:column-width="0.9563in" style:rel-column-width="936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Table2.E2" style:family="table-cell" style:data-style-name="N2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 style:data-style-name="N2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5313in" style:rel-column-width="14994*"/>
    </style:style>
    <style:style style:name="Table3.B" style:family="table-column">
      <style:table-column-properties style:column-width="2.5833in" style:rel-column-width="25297*"/>
    </style:style>
    <style:style style:name="Table3.C" style:family="table-column">
      <style:table-column-properties style:column-width="2.5778in" style:rel-column-width="25244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5417in" style:rel-column-width="15096*"/>
    </style:style>
    <style:style style:name="Table4.B" style:family="table-column">
      <style:table-column-properties style:column-width="2.5729in" style:rel-column-width="25195*"/>
    </style:style>
    <style:style style:name="Table4.C" style:family="table-column">
      <style:table-column-properties style:column-width="2.5778in" style:rel-column-width="25244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 style:list-style-name="L11">
      <style:paragraph-properties fo:text-align="start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9">
      <style:paragraph-properties fo:text-align="start" style:justify-single-word="false"/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7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8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19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1pt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29" style:family="paragraph" style:parent-style-name="Standard" style:list-style-name="L10">
      <style:paragraph-properties fo:text-align="start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Times New Roman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4" style:family="text">
      <style:text-properties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" style:family="text">
      <style:text-properties style:text-position="-33% 58%"/>
    </style:style>
    <style:style style:name="T6" style:family="text">
      <style:text-properties style:text-position="-33% 58%" style:font-name="Times New Roman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text-position="0% 100%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acek Noga<text:tab/><text:tab/><text:tab/><text:tab/><text:tab/> <text:s/><text:tab/><text:tab/><text:tab/><text:tab/><text:tab/><text:tab/>17.10.2017</text:p>
      <text:p text:style-name="Standard">II ISSP<text:tab/><text:tab/><text:tab/><text:tab/><text:tab/><text:tab/><text:tab/><text:tab/><text:tab/><text:tab/> <text:s text:c="4"/>dr Artur Trembułowicz</text:p>
      <text:p text:style-name="Standard">Wtorek, 13:00</text:p>
      <text:p text:style-name="Standard"/>
      <text:p text:style-name="P7">Ćwiczenie nr 65</text:p>
      <text:p text:style-name="P10"/>
      <text:p text:style-name="P10">Temat: WYZNACZANIE PROMIENIA KRZYWIZNY SOCZEWKI ZA POMOCĄ PIERŚCIENI NEWTONA </text:p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30">Nr prążka</text:p>
          </table:table-cell>
          <table:table-cell table:style-name="Table1.A1" office:value-type="string">
            <text:p text:style-name="P30">Pomiar</text:p>
          </table:table-cell>
          <table:table-cell table:style-name="Table1.A1" table:number-columns-spanned="2" office:value-type="string">
            <text:p text:style-name="P30">Początkowe położenie [mm]</text:p>
          </table:table-cell>
          <table:covered-table-cell/>
          <table:table-cell table:style-name="Table1.E1" table:number-columns-spanned="2" office:value-type="string">
            <text:p text:style-name="P30">Promień r [mm]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31"/>
            <text:p text:style-name="P31">8</text:p>
          </table:table-cell>
          <table:table-cell table:style-name="Table1.A2" office:value-type="string">
            <text:p text:style-name="P31">-</text:p>
          </table:table-cell>
          <table:table-cell table:style-name="Table1.C2" office:value-type="string">
            <text:p text:style-name="P30">X</text:p>
          </table:table-cell>
          <table:table-cell table:style-name="Table1.C2" office:value-type="string">
            <text:p text:style-name="P30">Y</text:p>
          </table:table-cell>
          <table:table-cell table:style-name="Table1.C2" office:value-type="string">
            <text:p text:style-name="P30">X</text:p>
          </table:table-cell>
          <table:table-cell table:style-name="Table1.F2" office:value-type="string">
            <text:p text:style-name="P30">Y</text:p>
          </table:table-cell>
        </table:table-row>
        <table:table-row>
          <table:covered-table-cell/>
          <table:table-cell table:style-name="Table1.B3" office:value-type="float" office:value="1">
            <text:p text:style-name="P11">1</text:p>
          </table:table-cell>
          <table:table-cell table:style-name="Table1.C3" office:value-type="float" office:value="25.18">
            <text:p text:style-name="P31">25.18</text:p>
          </table:table-cell>
          <table:table-cell table:style-name="Table1.C3" office:value-type="float" office:value="11.79">
            <text:p text:style-name="P31">11.79</text:p>
          </table:table-cell>
          <table:table-cell table:style-name="Table1.C3" office:value-type="float" office:value="30.59">
            <text:p text:style-name="P31">30.59</text:p>
          </table:table-cell>
          <table:table-cell table:style-name="Table1.F3" office:value-type="float" office:value="15.16">
            <text:p text:style-name="P31">15.16</text:p>
          </table:table-cell>
        </table:table-row>
        <table:table-row>
          <table:covered-table-cell/>
          <table:table-cell table:style-name="Table1.B3" office:value-type="float" office:value="2">
            <text:p text:style-name="P11">2</text:p>
          </table:table-cell>
          <table:table-cell table:style-name="Table1.C3" office:value-type="float" office:value="25.19">
            <text:p text:style-name="P31">25.19</text:p>
          </table:table-cell>
          <table:table-cell table:style-name="Table1.C3" office:value-type="float" office:value="11.95">
            <text:p text:style-name="P31">11.95</text:p>
          </table:table-cell>
          <table:table-cell table:style-name="Table1.C3" office:value-type="float" office:value="20.75">
            <text:p text:style-name="P31">20.75</text:p>
          </table:table-cell>
          <table:table-cell table:style-name="Table1.F3" office:value-type="float" office:value="15.15">
            <text:p text:style-name="P31">15.15</text:p>
          </table:table-cell>
        </table:table-row>
        <table:table-row>
          <table:table-cell table:style-name="Table1.B3" table:number-rows-spanned="2" office:value-type="float" office:value="10">
            <text:p text:style-name="P11">10</text:p>
          </table:table-cell>
          <table:table-cell table:style-name="Table1.B3" office:value-type="float" office:value="3">
            <text:p text:style-name="P11">3</text:p>
          </table:table-cell>
          <table:table-cell table:style-name="Table1.C3" office:value-type="float" office:value="25.1">
            <text:p text:style-name="P31">25.10</text:p>
          </table:table-cell>
          <table:table-cell table:style-name="Table1.C3" office:value-type="float" office:value="11.7">
            <text:p text:style-name="P31">11.70</text:p>
          </table:table-cell>
          <table:table-cell table:style-name="Table1.C3" office:value-type="float" office:value="20.23">
            <text:p text:style-name="P31">20.23</text:p>
          </table:table-cell>
          <table:table-cell table:style-name="Table1.F3" office:value-type="float" office:value="6.87">
            <text:p text:style-name="P31">6.87</text:p>
          </table:table-cell>
        </table:table-row>
        <table:table-row>
          <table:covered-table-cell/>
          <table:table-cell table:style-name="Table1.B3" office:value-type="float" office:value="4">
            <text:p text:style-name="P11">4</text:p>
          </table:table-cell>
          <table:table-cell table:style-name="Table1.C3" office:value-type="float" office:value="25.3">
            <text:p text:style-name="P31">25.30</text:p>
          </table:table-cell>
          <table:table-cell table:style-name="Table1.C3" office:value-type="float" office:value="11.75">
            <text:p text:style-name="P31">11.75</text:p>
          </table:table-cell>
          <table:table-cell table:style-name="Table1.C3" office:value-type="float" office:value="20.25">
            <text:p text:style-name="P31">20.25</text:p>
          </table:table-cell>
          <table:table-cell table:style-name="Table1.F3" office:value-type="float" office:value="6.81">
            <text:p text:style-name="P31">6.81</text:p>
          </table:table-cell>
        </table:table-row>
        <table:table-row>
          <table:table-cell table:style-name="Table1.B3" table:number-rows-spanned="2" office:value-type="float" office:value="13">
            <text:p text:style-name="P11">13</text:p>
          </table:table-cell>
          <table:table-cell table:style-name="Table1.B3" office:value-type="float" office:value="5">
            <text:p text:style-name="P11">5</text:p>
          </table:table-cell>
          <table:table-cell table:style-name="Table1.C3" office:value-type="float" office:value="25.17">
            <text:p text:style-name="P31">25.17</text:p>
          </table:table-cell>
          <table:table-cell table:style-name="Table1.C3" office:value-type="float" office:value="11.71">
            <text:p text:style-name="P31">11.71</text:p>
          </table:table-cell>
          <table:table-cell table:style-name="Table1.C3" office:value-type="float" office:value="20.59">
            <text:p text:style-name="P31">20.59</text:p>
          </table:table-cell>
          <table:table-cell table:style-name="Table1.F3" office:value-type="float" office:value="5.13">
            <text:p text:style-name="P31">5.13</text:p>
          </table:table-cell>
        </table:table-row>
        <table:table-row>
          <table:covered-table-cell/>
          <table:table-cell table:style-name="Table1.B3" office:value-type="float" office:value="6">
            <text:p text:style-name="P11">6</text:p>
          </table:table-cell>
          <table:table-cell table:style-name="Table1.C3" office:value-type="float" office:value="25.19">
            <text:p text:style-name="P31">25.19</text:p>
          </table:table-cell>
          <table:table-cell table:style-name="Table1.C3" office:value-type="float" office:value="11.95">
            <text:p text:style-name="P31">11.95</text:p>
          </table:table-cell>
          <table:table-cell table:style-name="Table1.C3" office:value-type="float" office:value="20.57">
            <text:p text:style-name="P31">20.57</text:p>
          </table:table-cell>
          <table:table-cell table:style-name="Table1.F3" office:value-type="float" office:value="16.37">
            <text:p text:style-name="P31">16.37</text:p>
          </table:table-cell>
        </table:table-row>
        <table:table-row>
          <table:table-cell table:style-name="Table1.B3" table:number-rows-spanned="2" office:value-type="float" office:value="15">
            <text:p text:style-name="P11">15</text:p>
          </table:table-cell>
          <table:table-cell table:style-name="Table1.B3" office:value-type="float" office:value="7">
            <text:p text:style-name="P11">7</text:p>
          </table:table-cell>
          <table:table-cell table:style-name="Table1.C3" office:value-type="float" office:value="25.13">
            <text:p text:style-name="P31">25.13</text:p>
          </table:table-cell>
          <table:table-cell table:style-name="Table1.C3" office:value-type="float" office:value="11.74">
            <text:p text:style-name="P31">11.74</text:p>
          </table:table-cell>
          <table:table-cell table:style-name="Table1.C3" office:value-type="float" office:value="31.25">
            <text:p text:style-name="P31">31.25</text:p>
          </table:table-cell>
          <table:table-cell table:style-name="Table1.F3" office:value-type="float" office:value="4.74">
            <text:p text:style-name="P31">4.74</text:p>
          </table:table-cell>
        </table:table-row>
        <table:table-row>
          <table:covered-table-cell/>
          <table:table-cell table:style-name="Table1.B3" office:value-type="float" office:value="8">
            <text:p text:style-name="P11">8</text:p>
          </table:table-cell>
          <table:table-cell table:style-name="Table1.C3" office:value-type="float" office:value="25.19">
            <text:p text:style-name="P31">25.19</text:p>
          </table:table-cell>
          <table:table-cell table:style-name="Table1.C3" office:value-type="float" office:value="11.88">
            <text:p text:style-name="P31">11.88</text:p>
          </table:table-cell>
          <table:table-cell table:style-name="Table1.C3" office:value-type="float" office:value="20.12">
            <text:p text:style-name="P31">20.12</text:p>
          </table:table-cell>
          <table:table-cell table:style-name="Table1.F3" office:value-type="float" office:value="16.79">
            <text:p text:style-name="P31">16.79</text:p>
          </table:table-cell>
        </table:table-row>
        <table:table-row>
          <table:table-cell table:style-name="Table1.B3" table:number-rows-spanned="2" office:value-type="float" office:value="18">
            <text:p text:style-name="P11">18</text:p>
          </table:table-cell>
          <table:table-cell table:style-name="Table1.B3" office:value-type="float" office:value="9">
            <text:p text:style-name="P11">9</text:p>
          </table:table-cell>
          <table:table-cell table:style-name="Table1.C3" office:value-type="float" office:value="25.19">
            <text:p text:style-name="P31">25.19</text:p>
          </table:table-cell>
          <table:table-cell table:style-name="Table1.C3" office:value-type="float" office:value="11.7">
            <text:p text:style-name="P31">11.70</text:p>
          </table:table-cell>
          <table:table-cell table:style-name="Table1.C3" office:value-type="float" office:value="18.55">
            <text:p text:style-name="P31">18.55</text:p>
          </table:table-cell>
          <table:table-cell table:style-name="Table1.F3" office:value-type="float" office:value="4.14">
            <text:p text:style-name="P31">4.14</text:p>
          </table:table-cell>
        </table:table-row>
        <table:table-row>
          <table:covered-table-cell/>
          <table:table-cell table:style-name="Table1.B3" office:value-type="float" office:value="10">
            <text:p text:style-name="P11">10</text:p>
          </table:table-cell>
          <table:table-cell table:style-name="Table1.C3" office:value-type="float" office:value="25.19">
            <text:p text:style-name="P31">25.19</text:p>
          </table:table-cell>
          <table:table-cell table:style-name="Table1.C3" office:value-type="float" office:value="11.95">
            <text:p text:style-name="P31">11.95</text:p>
          </table:table-cell>
          <table:table-cell table:style-name="Table1.C3" office:value-type="float" office:value="18.58">
            <text:p text:style-name="P31">18.58</text:p>
          </table:table-cell>
          <table:table-cell table:style-name="Table1.F3" office:value-type="float" office:value="17.37">
            <text:p text:style-name="P31">17.37</text:p>
          </table:table-cell>
        </table:table-row>
      </table:table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Zagadnienia teoretyczne</text:p>
      <text:p text:style-name="P13"/>
      <text:list xml:id="list3893671300793047250" text:style-name="L1">
        <text:list-item>
          <text:p text:style-name="P21">Interferencją fal nazywamy zjawisko nakładania się na siebie fal w taki sposób, że w zależności od stosunków fazowych fal są one wzmacniane w niektórych miejscach w przestrzeni a osłabiane w innych. Interferencja zachodzi tylko dla fal spójnych, czyli tych które mają to samo przesunięcie fazowe oraz ich drgania zachodzą w tym samym kierunku.</text:p>
        </text:list-item>
      </text:list>
      <text:p text:style-name="P20"/>
      <text:p text:style-name="P26"><text:span text:style-name="T1"><text:tab/>Maksimum interferencyjne </text:span><text:span text:style-name="T1"><draw:frame draw:style-name="fr1" draw:name="Object1" text:anchor-type="as-char" svg:width="1.7516in" svg:height="0.418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, dla k = 0, 1,..., n.</text:span></text:p>
      <text:p text:style-name="P20"/>
      <text:p text:style-name="P26"><text:span text:style-name="T1"><text:tab/>Minimum interferencyjne </text:span><text:span text:style-name="T1"><draw:frame draw:style-name="fr1" draw:name="Object2" text:anchor-type="as-char" svg:width="2.1272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, dla k = 0, 1, ..., n.</text:span></text:p>
      <text:list xml:id="list1588794387098673170" text:style-name="L7">
        <text:list-item>
          <text:p text:style-name="P22">Prążki interferencyjne – powstają w wyniku przeprowadzenia doświadczenia Younga, polegającego na przepuszczeniu światła spójnego przez dwie szczeliny położone bardzo blisko siebie, co powoduje powstawanie jasnych prążków w obszarach gdzie światło jest wygaszanie i ciemnych tam gdzie jest ono wzmacniane.</text:p>
        </text:list-item>
      </text:list>
      <text:p text:style-name="P26"/>
      <text:p text:style-name="P26"><text:span text:style-name="T1"><text:tab/>Maksimum interferencyjne </text:span><text:span text:style-name="T1"><draw:frame draw:style-name="fr1" draw:name="Object4" text:anchor-type="as-char" svg:width="0.9866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0"/>
      <text:p text:style-name="P26"><text:span text:style-name="T1"><text:tab/>Minimum interferencyjne </text:span><text:span text:style-name="T1"><draw:frame draw:style-name="fr1" draw:name="Object3" text:anchor-type="as-char" svg:width="1.4874in" svg:height="0.3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, gdzie </text:span></text:p>
      <text:p text:style-name="P26"><text:span text:style-name="T1"><text:tab/></text:span><text:span text:style-name="T2">k</text:span><text:span text:style-name="T1"> – rząd prążka, </text:span></text:p>
      <text:p text:style-name="P20"><text:tab/>d – odległość między szczelinami,</text:p>
      <text:p text:style-name="P26"><text:span text:style-name="T1"><text:s/><text:tab/></text:span><text:span text:style-name="T3">λ </text:span><text:span text:style-name="T4">– długość fali, </text:span></text:p>
      <text:p text:style-name="P26"><text:span text:style-name="T4"><text:tab/></text:span><text:span text:style-name="T3">α</text:span><text:span text:style-name="T6">k</text:span><text:span text:style-name="T4"> – kąt pod którym <text:tab/>tworzy się k-te minimum lub maksimum.</text:span></text:p>
      <text:p text:style-name="P28"/>
      <text:list xml:id="list1774942243185313302" text:style-name="L8">
        <text:list-item>
          <text:p text:style-name="P23">Układ optyczny służący do badania pierścieni Newtona składa się z dwóch części:</text:p>
          <text:list>
            <text:list-item>
              <text:p text:style-name="P23">płaskiej, szklanej płytki</text:p>
            </text:list-item>
            <text:list-item>
              <text:p text:style-name="P23">szklanej soczewki płasko – wypukłej o dużym promiemiu krzywizny.</text:p>
            </text:list-item>
          </text:list>
        </text:list-item>
      </text:list>
      <text:p text:style-name="P20"><text:tab/>Płytki są położone jedna na drugiej, lecz pomiędzy nimi tworzy się sczelina powietrza o <text:tab/>zmiennej długości. Nastepnie po przepuszczeniu przez układ światła, fale elektromagnetyczne odbite <text:tab/>od wypukłej płytki będą mogły interferować z falami odbitymi od płaskiej płytki, tworząc ciemne <text:tab/>pierścienie w miejscu osłabienia fal.</text:p>
      <text:p text:style-name="P20"/>
      <text:list xml:id="list2641225591976883601" text:style-name="L9">
        <text:list-item>
          <text:p text:style-name="P24">Zasada pomiaru promienia krzywizny soczewki przy pomocy pierścieni Newtona -</text:p>
          <text:p text:style-name="P24">wiemy, że promień padając na nasz układ załamuje się, wobec czego możemy wyliczyć różnicę dróg optycznych, w naszym przypadku <draw:frame draw:style-name="fr1" draw:name="Object5" text:anchor-type="as-char" svg:width="0.8071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ponieważ światło przebywa ten odcinek dwukrotnie, ze względu na zmianę fazy przy odbiciu należy do 2e dodać połowę długości fali <draw:frame draw:style-name="fr1" draw:name="Object6" text:anchor-type="as-char" svg:width="1.0925in" svg:height="0.392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,</text:p>
          <text:p text:style-name="P24">potwierdzeniem tego zabiegu jest powstanie prążka zerowego w miejscu styku płytek,</text:p>
          <text:p text:style-name="P27"><text:span text:style-name="T1">co skutkuje poniższym wzorem</text:span><text:span text:style-name="T1"><draw:frame draw:style-name="fr2" draw:name="Object7" text:anchor-type="as-char" svg:y="-0.2563in" svg:width="1.3272in" svg:height="0.393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, a po przekształceniu</text:span><text:span text:style-name="T1"><draw:frame draw:style-name="fr1" draw:name="Object8" text:anchor-type="as-char" svg:width="0.5646in" svg:height="0.184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.</text:span></text:p>
          <text:p text:style-name="P27"><text:span text:style-name="T1">Następnie korzystając z właśności trójkąta </text:span><text:span text:style-name="T1"><draw:frame draw:style-name="fr1" draw:name="Object9" text:anchor-type="as-char" svg:width="2.4339in" svg:height="0.232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,</text:span></text:p>
          <text:p text:style-name="P27"><text:span text:style-name="T1">korzystając z tego, że e jest znacznie mniejsze od R, pomijamy człon </text:span><text:span text:style-name="T2">e</text:span><text:span text:style-name="T8">2.</text:span></text:p>
          <text:p text:style-name="P3"><text:span text:style-name="T1">Ostatecznie otrzymujemy wzór </text:span><text:span text:style-name="T1"><draw:frame draw:style-name="fr1" draw:name="Object10" text:anchor-type="as-char" svg:width="0.8846in" svg:height="0.441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, gdzie r</text:span><text:span text:style-name="T7">k</text:span><text:span text:style-name="T1"> – to promień krążka, a </text:span><text:span text:style-name="T2">k</text:span><text:span text:style-name="T1"> – to jego indeks.</text:span></text:p>
        </text:list-item>
      </text:list>
      <text:p text:style-name="P20"/>
      <text:p text:style-name="P7">Źródła</text:p>
      <text:list xml:id="list2725928359752011448" text:style-name="L10">
        <text:list-item>
          <text:p text:style-name="P29"><text:a xlink:type="simple" xlink:href="http://www.if.pw.edu.pl/~labfiz1p/cmsimple2_4/1instrukcje_pdf/25.pdf" text:style-name="Internet_20_link" text:visited-style-name="Visited_20_Internet_20_Link"><text:span text:style-name="T9">http://www.if.pw.edu.pl/~labfiz1p/cmsimple2_4/1instrukcje_pdf/25.pdf</text:span></text:a></text:p>
        </text:list-item>
        <text:list-item>
          <text:p text:style-name="P29"><text:a xlink:type="simple" xlink:href="http://kawe.wfis.uni.lodz.pl/IPF/Instrukcje/O-16.pdf" text:style-name="Internet_20_link" text:visited-style-name="Visited_20_Internet_20_Link"><text:span text:style-name="T9">http://kawe.wfis.uni.lodz.pl/IPF/Instrukcje/O-16.pdf</text:span></text:a></text:p>
        </text:list-item>
        <text:list-item>
          <text:p text:style-name="P25">Wikipedia</text:p>
        </text:list-item>
      </text:list>
      <text:p text:style-name="P7"><text:soft-page-break/>Opis doświadczenia</text:p>
      <text:p text:style-name="P14"/>
      <text:p text:style-name="P14">Doświadczenie polegało na badaniu zjawiska interferencji światła. Po włączeniu aparatury i odczekaniu ok. 5 min aż lampa się nagrzeje, a następnie po wyregulowaniu ostrości obrazu, przeszliśmy do wykonywania pomiarów. Pomiary polegały na ustawieniu środka tubusu w miejscu zerowego prążka interferencyjnego, zapisaniu jego położenia, a następnie na przesuwaniu stolika względem osi x i y do momentu aż brzeg badanego prążka znajdował się na środku ekranu. Po wszystkim spisywaliśmy przesunięcie stolika. Pomiary powtórzyliśmy dwukrotnie dla osi x oraz y. W sumie badaliśmy 5 krążków interferencyhnych, co daje 10 pomiarów.</text:p>
      <text:p text:style-name="P14"/>
      <text:p text:style-name="P7">Opracowanie wyników pomiarów</text:p>
      <text:p text:style-name="P7"/>
      <text:list xml:id="list1338980744146719576" text:style-name="L11">
        <text:list-item>
          <text:p text:style-name="P15">Wyznaczanie średnic krążków</text:p>
          <text:p text:style-name="P15"><text:s/><draw:frame draw:style-name="fr1" draw:name="Object11" text:anchor-type="as-char" svg:width="1.0638in" svg:height="0.230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, gdzie r<text:span text:style-name="T5">x0</text:span><text:span text:style-name="T10"> – to środkowe położenie w osi x, natomiast r</text:span><text:span text:style-name="T5">xi</text:span><text:span text:style-name="T10">- to położenie i-tego krążka w osi x, dla osi y obliczenia są analogiczne.</text:span></text:p>
          <text:p text:style-name="P2"><draw:frame draw:style-name="fr1" draw:name="Object12" text:anchor-type="as-char" svg:width="3.7547in" svg:height="0.230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15"><text:span text:style-name="T10"><draw:frame draw:style-name="fr1" draw:name="Object13" text:anchor-type="as-char" svg:width="3.6839in" svg:height="0.230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0"><text:line-break/></text:span></text:p>
        </text:list-item>
        <text:list-item>
          <text:p text:style-name="P2">Średnie arytmetyczne średnic oraz promienie i-tych krążków:</text:p>
          <text:p text:style-name="P2"/>
          <text:p text:style-name="P15"><text:span text:style-name="T10">2.1. </text:span><text:span text:style-name="T10"><draw:frame draw:style-name="fr1" draw:name="Object14" text:anchor-type="as-char" svg:width="1.6665in" svg:height="0.418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0">, np. Dla i = 8 mamy </text:span><text:span text:style-name="T10"><draw:frame draw:style-name="fr1" draw:name="Object15" text:anchor-type="as-char" svg:width="4.2563in" svg:height="0.418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<text:p text:style-name="P2"/>
          <text:p text:style-name="P2">2.2. Promienie i-tego krążka wyznaczamy dzieląc średnicę danego prążka na 2,</text:p>
          <text:p text:style-name="P15"><text:span text:style-name="T10">czyli korzystamy z następującego wzoru </text:span><text:span text:style-name="T10"><draw:frame draw:style-name="fr1" draw:name="Object16" text:anchor-type="as-char" svg:width="0.4717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, co dla i = 8 daje </text:span><text:span text:style-name="T10"><draw:frame draw:style-name="fr1" draw:name="Object17" text:anchor-type="as-char" svg:width="1.5689in" svg:height="0.3937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0">.</text:span></text:p>
          <text:p text:style-name="P2"/>
        </text:list-item>
        <text:list-item>
          <text:p text:style-name="P2">Promień krzywizny soczewki:</text:p>
          <text:p text:style-name="P2"/>
          <text:p text:style-name="P15"><text:span text:style-name="T10"><draw:frame draw:style-name="fr1" draw:name="Object18" text:anchor-type="as-char" svg:width="0.5535in" svg:height="0.441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0">, dla i = 8 </text:span><text:span text:style-name="T10"><draw:frame draw:style-name="fr1" draw:name="Object19" text:anchor-type="as-char" svg:width="2.0783in" svg:height="0.447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<text:p text:style-name="P2"/>
        </text:list-item>
        <text:list-item>
          <text:p text:style-name="P2">Średnia arytmetyczna promienia krzywizny soczewki.</text:p>
          <text:p text:style-name="P2"/>
          <text:p text:style-name="P2"><draw:frame draw:style-name="fr1" draw:name="Object20" text:anchor-type="as-char" svg:width="4.1016in" svg:height="0.448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text:p text:style-name="P2"/>
          <text:p text:style-name="P2"/>
          <text:p text:style-name="P2"><text:line-break/><text:line-break/></text:p>
        </text:list-item>
      </text:list>
      <text:p text:style-name="P1"/>
      <text:p text:style-name="P4"/>
      <text:p text:style-name="P4"/>
      <text:p text:style-name="P4"/>
      <text:p text:style-name="P5"><text:soft-page-break/>Ocena niepewności pomiaru</text:p>
      <text:p text:style-name="P5"/>
      <text:p text:style-name="P14"><text:span text:style-name="T10"><text:s/></text:span><text:span text:style-name="T10"><draw:frame draw:style-name="fr1" draw:name="Object21" text:anchor-type="as-char" svg:width="5.3862in" svg:height="1.356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1"/>
      <text:p text:style-name="P1"/>
      <text:p text:style-name="P1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32">Nr prążka</text:p>
          </table:table-cell>
          <table:table-cell table:style-name="Table2.A1" office:value-type="string">
            <text:p text:style-name="P32">Pomiar</text:p>
          </table:table-cell>
          <table:table-cell table:style-name="Table2.A1" office:value-type="string">
            <text:p text:style-name="P32"><text:span text:style-name="T10">d</text:span><text:span text:style-name="T5">x </text:span><text:span text:style-name="T10">[mm]</text:span></text:p>
          </table:table-cell>
          <table:table-cell table:style-name="Table2.A1" office:value-type="string">
            <text:p text:style-name="P32">d<text:span text:style-name="T5">y </text:span><text:span text:style-name="T10"><text:s/>[mm]</text:span></text:p>
          </table:table-cell>
          <table:table-cell table:style-name="Table2.A1" office:value-type="string">
            <text:p text:style-name="P32"><draw:frame draw:style-name="fr1" draw:name="Object22" text:anchor-type="as-char" svg:width="0.1874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[mm]</text:p>
          </table:table-cell>
          <table:table-cell table:style-name="Table2.A1" office:value-type="string">
            <text:p text:style-name="P32">r<text:span text:style-name="T5">i </text:span><text:span text:style-name="T10"><text:s/>[mm]</text:span></text:p>
          </table:table-cell>
          <table:table-cell table:style-name="Table2.G1" office:value-type="string">
            <text:p text:style-name="P32">R [cm]</text:p>
          </table:table-cell>
        </table:table-row>
        <table:table-row>
          <table:table-cell table:style-name="Table2.A2" table:number-rows-spanned="2" office:value-type="float" office:value="8">
            <text:p text:style-name="P33">8</text:p>
          </table:table-cell>
          <table:table-cell table:style-name="Table2.B2" office:value-type="float" office:value="1">
            <text:p text:style-name="P33">1</text:p>
          </table:table-cell>
          <table:table-cell table:style-name="Table2.C2" office:value-type="float" office:value="10.82">
            <text:p text:style-name="P33">10.82</text:p>
          </table:table-cell>
          <table:table-cell table:style-name="Table2.C2" office:value-type="float" office:value="6.74">
            <text:p text:style-name="P33">6.74</text:p>
          </table:table-cell>
          <table:table-cell table:style-name="Table2.E2" table:number-rows-spanned="2" office:value-type="float" office:value="8.21">
            <text:p text:style-name="P33">8.21</text:p>
          </table:table-cell>
          <table:table-cell table:style-name="Table2.E2" table:number-rows-spanned="2" office:value-type="float" office:value="4.105">
            <text:p text:style-name="P33">4.11</text:p>
          </table:table-cell>
          <table:table-cell table:style-name="Table2.G2" table:number-rows-spanned="2" office:value-type="float" office:value="3.58">
            <text:p text:style-name="P33">3.58</text:p>
          </table:table-cell>
        </table:table-row>
        <table:table-row>
          <table:covered-table-cell/>
          <table:table-cell table:style-name="Table2.B2" office:value-type="float" office:value="2">
            <text:p text:style-name="P33">2</text:p>
          </table:table-cell>
          <table:table-cell table:style-name="Table2.C2" office:value-type="float" office:value="8.88">
            <text:p text:style-name="P33">8.88</text:p>
          </table:table-cell>
          <table:table-cell table:style-name="Table2.C2" office:value-type="float" office:value="6.4">
            <text:p text:style-name="P33">6.40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2" office:value-type="float" office:value="10">
            <text:p text:style-name="P33">10</text:p>
          </table:table-cell>
          <table:table-cell table:style-name="Table2.B2" office:value-type="float" office:value="3">
            <text:p text:style-name="P33">3</text:p>
          </table:table-cell>
          <table:table-cell table:style-name="Table2.C2" office:value-type="float" office:value="9.74">
            <text:p text:style-name="P33">9.74</text:p>
          </table:table-cell>
          <table:table-cell table:style-name="Table2.C2" office:value-type="float" office:value="9.66">
            <text:p text:style-name="P33">9.66</text:p>
          </table:table-cell>
          <table:table-cell table:style-name="Table2.E2" table:number-rows-spanned="2" office:value-type="float" office:value="8.67">
            <text:p text:style-name="P33">8.67</text:p>
          </table:table-cell>
          <table:table-cell table:style-name="Table2.E2" table:number-rows-spanned="2" office:value-type="float" office:value="4.335">
            <text:p text:style-name="P33">4.34</text:p>
          </table:table-cell>
          <table:table-cell table:style-name="Table2.G2" table:number-rows-spanned="2" office:value-type="float" office:value="4.11">
            <text:p text:style-name="P33">4.11</text:p>
          </table:table-cell>
        </table:table-row>
        <table:table-row>
          <table:covered-table-cell/>
          <table:table-cell table:style-name="Table2.B2" office:value-type="float" office:value="4">
            <text:p text:style-name="P33">4</text:p>
          </table:table-cell>
          <table:table-cell table:style-name="Table2.C2" office:value-type="float" office:value="10.1">
            <text:p text:style-name="P33">10.10</text:p>
          </table:table-cell>
          <table:table-cell table:style-name="Table2.C2" office:value-type="float" office:value="9.88">
            <text:p text:style-name="P33">9.88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2" office:value-type="float" office:value="13">
            <text:p text:style-name="P33">13</text:p>
          </table:table-cell>
          <table:table-cell table:style-name="Table2.B2" office:value-type="float" office:value="5">
            <text:p text:style-name="P33">5</text:p>
          </table:table-cell>
          <table:table-cell table:style-name="Table2.C2" office:value-type="float" office:value="9.16">
            <text:p text:style-name="P33">9.16</text:p>
          </table:table-cell>
          <table:table-cell table:style-name="Table2.C2" office:value-type="float" office:value="13.16">
            <text:p text:style-name="P33">13.16</text:p>
          </table:table-cell>
          <table:table-cell table:style-name="Table2.A2" table:number-rows-spanned="2" office:value-type="float" office:value="9.85">
            <text:p text:style-name="P33">9.85</text:p>
          </table:table-cell>
          <table:table-cell table:style-name="Table2.E2" table:number-rows-spanned="2" office:value-type="float" office:value="4.9225">
            <text:p text:style-name="P33">4.92</text:p>
          </table:table-cell>
          <table:table-cell table:style-name="Table2.G2" table:number-rows-spanned="2" office:value-type="float" office:value="3.33">
            <text:p text:style-name="P33">3.33</text:p>
          </table:table-cell>
        </table:table-row>
        <table:table-row>
          <table:covered-table-cell/>
          <table:table-cell table:style-name="Table2.B2" office:value-type="float" office:value="6">
            <text:p text:style-name="P33">6</text:p>
          </table:table-cell>
          <table:table-cell table:style-name="Table2.C2" office:value-type="float" office:value="9.24">
            <text:p text:style-name="P33">9.24</text:p>
          </table:table-cell>
          <table:table-cell table:style-name="Table2.C2" office:value-type="float" office:value="8.84">
            <text:p text:style-name="P33">8.84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2" office:value-type="float" office:value="15">
            <text:p text:style-name="P33">15</text:p>
          </table:table-cell>
          <table:table-cell table:style-name="Table2.B2" office:value-type="float" office:value="7">
            <text:p text:style-name="P33">7</text:p>
          </table:table-cell>
          <table:table-cell table:style-name="Table2.C2" office:value-type="float" office:value="12.24">
            <text:p text:style-name="P33">12.24</text:p>
          </table:table-cell>
          <table:table-cell table:style-name="Table2.C2" office:value-type="float" office:value="14">
            <text:p text:style-name="P33">14.00</text:p>
          </table:table-cell>
          <table:table-cell table:style-name="Table2.E2" table:number-rows-spanned="2" office:value-type="float" office:value="10.58">
            <text:p text:style-name="P33">10.58</text:p>
          </table:table-cell>
          <table:table-cell table:style-name="Table2.E2" table:number-rows-spanned="2" office:value-type="float" office:value="5.287">
            <text:p text:style-name="P33">5.29</text:p>
          </table:table-cell>
          <table:table-cell table:style-name="Table2.G2" table:number-rows-spanned="2" office:value-type="float" office:value="3.77">
            <text:p text:style-name="P33">3.77</text:p>
          </table:table-cell>
        </table:table-row>
        <table:table-row>
          <table:covered-table-cell/>
          <table:table-cell table:style-name="Table2.B2" office:value-type="float" office:value="8">
            <text:p text:style-name="P33">8</text:p>
          </table:table-cell>
          <table:table-cell table:style-name="Table2.C2" office:value-type="float" office:value="10.14">
            <text:p text:style-name="P33">10.14</text:p>
          </table:table-cell>
          <table:table-cell table:style-name="Table2.C2" office:value-type="float" office:value="9.82">
            <text:p text:style-name="P33">9.82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2" office:value-type="float" office:value="18">
            <text:p text:style-name="P33">18</text:p>
          </table:table-cell>
          <table:table-cell table:style-name="Table2.B2" office:value-type="float" office:value="9">
            <text:p text:style-name="P33">9</text:p>
          </table:table-cell>
          <table:table-cell table:style-name="Table2.C2" office:value-type="float" office:value="13.28">
            <text:p text:style-name="P33">13.28</text:p>
          </table:table-cell>
          <table:table-cell table:style-name="Table2.C2" office:value-type="float" office:value="15.12">
            <text:p text:style-name="P33">15.12</text:p>
          </table:table-cell>
          <table:table-cell table:style-name="Table2.E2" table:number-rows-spanned="2" office:value-type="float" office:value="10.1">
            <text:p text:style-name="P33">10.10</text:p>
          </table:table-cell>
          <table:table-cell table:style-name="Table2.E2" table:number-rows-spanned="2" office:value-type="float" office:value="5.05">
            <text:p text:style-name="P33">5.05</text:p>
          </table:table-cell>
          <table:table-cell table:style-name="Table2.G2" table:number-rows-spanned="2" office:value-type="float" office:value="4.06">
            <text:p text:style-name="P33">4.06</text:p>
          </table:table-cell>
        </table:table-row>
        <table:table-row>
          <table:covered-table-cell/>
          <table:table-cell table:style-name="Table2.B2" office:value-type="float" office:value="10">
            <text:p text:style-name="P33">10</text:p>
          </table:table-cell>
          <table:table-cell table:style-name="Table2.C2" office:value-type="float" office:value="13.22">
            <text:p text:style-name="P33">13.22</text:p>
          </table:table-cell>
          <table:table-cell table:style-name="Table2.C2" office:value-type="float" office:value="10.84">
            <text:p text:style-name="P33">10.84</text:p>
          </table:table-cell>
          <table:covered-table-cell/>
          <table:covered-table-cell/>
          <table:covered-table-cell/>
        </table:table-row>
      </table:table>
      <text:p text:style-name="P1"/>
      <text:p text:style-name="P5">Wnioski</text:p>
      <text:p text:style-name="P4"/>
      <text:p text:style-name="P1">Z naszych pomiarów wynika, że im dalszy krążek tym większy promień, jedyna niezgodność występuje między krążkami o numerze 15 i 18. Na powyższy błąd może składać się kilka składowych, po pierwsze dla tak dalekich krążków, bardzo łatwo o pomyłkę podczas ich zliczania, a skoro wykonujemy po dwa pomiary w osi x i y, nasz błąd za każdym razem wzrasta. Dodatkowo promień obarczony dość sporym błędem pomiarowym, wpływa na obliczenia promienia krzywizny soczewki, gdzyż jest tam podnoszony do kwadratu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Jacek Noga<text:tab/><text:tab/><text:tab/><text:tab/><text:tab/> <text:s/><text:tab/><text:tab/><text:tab/><text:tab/><text:tab/><text:tab/>17.10.2017</text:p>
      <text:p text:style-name="Standard">II ISSP<text:tab/><text:tab/><text:tab/><text:tab/><text:tab/><text:tab/><text:tab/><text:tab/><text:tab/><text:tab/> <text:s text:c="4"/>dr Artur Trembułowicz</text:p>
      <text:p text:style-name="Standard">Wtorek, 13:00</text:p>
      <text:p text:style-name="Standard"/>
      <text:p text:style-name="P7">Ćwiczenie nr 61</text:p>
      <text:p text:style-name="P10"/>
      <text:p text:style-name="P7">Temat: WYZNACZANIE OGNISKOWYCH SOCZEWEK CIENKICH ZA POMOCĄ ŁAWY OPTYCZNEJ </text:p>
      <text:p text:style-name="P8"/>
      <text:p text:style-name="P9">A)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32">Obraz powiększony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2">Pomiar</text:p>
          </table:table-cell>
          <table:table-cell table:style-name="Table3.A2" office:value-type="string">
            <text:p text:style-name="P32">Odległość a przedmiotu [cm]</text:p>
          </table:table-cell>
          <table:table-cell table:style-name="Table3.C2" office:value-type="string">
            <text:p text:style-name="P32">Odległość b obrazu [cm]</text:p>
          </table:table-cell>
        </table:table-row>
        <table:table-row>
          <table:table-cell table:style-name="Table3.A3" office:value-type="float" office:value="1">
            <text:p text:style-name="P33">1</text:p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3"/>
          </table:table-cell>
        </table:table-row>
        <table:table-row>
          <table:table-cell table:style-name="Table3.A3" office:value-type="float" office:value="2">
            <text:p text:style-name="P33">2</text:p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3"/>
          </table:table-cell>
        </table:table-row>
        <table:table-row>
          <table:table-cell table:style-name="Table3.A3" office:value-type="float" office:value="3">
            <text:p text:style-name="P33">3</text:p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3"/>
          </table:table-cell>
        </table:table-row>
        <table:table-row>
          <table:table-cell table:style-name="Table3.A3" office:value-type="float" office:value="4">
            <text:p text:style-name="P33">4</text:p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3"/>
          </table:table-cell>
        </table:table-row>
        <table:table-row>
          <table:table-cell table:style-name="Table3.A3" office:value-type="float" office:value="5">
            <text:p text:style-name="P33">5</text:p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3"/>
          </table:table-cell>
        </table:table-row>
        <table:table-row>
          <table:table-cell table:style-name="Table3.A3" office:value-type="float" office:value="6">
            <text:p text:style-name="P33">6</text:p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3"/>
          </table:table-cell>
        </table:table-row>
        <table:table-row>
          <table:table-cell table:style-name="Table3.A3" office:value-type="float" office:value="7">
            <text:p text:style-name="P33">7</text:p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3"/>
          </table:table-cell>
        </table:table-row>
        <table:table-row>
          <table:table-cell table:style-name="Table3.A3" office:value-type="float" office:value="8">
            <text:p text:style-name="P33">8</text:p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3"/>
          </table:table-cell>
        </table:table-row>
        <table:table-row>
          <table:table-cell table:style-name="Table3.A3" office:value-type="float" office:value="9">
            <text:p text:style-name="P33">9</text:p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3"/>
          </table:table-cell>
        </table:table-row>
        <table:table-row>
          <table:table-cell table:style-name="Table3.A3" office:value-type="float" office:value="10">
            <text:p text:style-name="P33">10</text:p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3"/>
          </table:table-cell>
        </table:table-row>
      </table:table>
      <text:p text:style-name="P14"/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32">Obraz pomniejszony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2">Pomiar</text:p>
          </table:table-cell>
          <table:table-cell table:style-name="Table4.A2" office:value-type="string">
            <text:p text:style-name="P32">Odległość a przedmiotu [cm]</text:p>
          </table:table-cell>
          <table:table-cell table:style-name="Table4.C2" office:value-type="string">
            <text:p text:style-name="P32">Odległość b obrazu [cm]</text:p>
          </table:table-cell>
        </table:table-row>
        <table:table-row>
          <table:table-cell table:style-name="Table4.A3" office:value-type="float" office:value="1">
            <text:p text:style-name="P33">1</text:p>
          </table:table-cell>
          <table:table-cell table:style-name="Table4.A2" office:value-type="string">
            <text:p text:style-name="P33"/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3" office:value-type="float" office:value="2">
            <text:p text:style-name="P33">2</text:p>
          </table:table-cell>
          <table:table-cell table:style-name="Table4.A2" office:value-type="string">
            <text:p text:style-name="P33"/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3" office:value-type="float" office:value="3">
            <text:p text:style-name="P33">3</text:p>
          </table:table-cell>
          <table:table-cell table:style-name="Table4.A2" office:value-type="string">
            <text:p text:style-name="P33"/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3" office:value-type="float" office:value="4">
            <text:p text:style-name="P33">4</text:p>
          </table:table-cell>
          <table:table-cell table:style-name="Table4.A2" office:value-type="string">
            <text:p text:style-name="P33"/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3" office:value-type="float" office:value="5">
            <text:p text:style-name="P33">5</text:p>
          </table:table-cell>
          <table:table-cell table:style-name="Table4.A2" office:value-type="string">
            <text:p text:style-name="P33"/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3" office:value-type="float" office:value="6">
            <text:p text:style-name="P33">6</text:p>
          </table:table-cell>
          <table:table-cell table:style-name="Table4.A2" office:value-type="string">
            <text:p text:style-name="P33"/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3" office:value-type="float" office:value="7">
            <text:p text:style-name="P33">7</text:p>
          </table:table-cell>
          <table:table-cell table:style-name="Table4.A2" office:value-type="string">
            <text:p text:style-name="P33"/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3" office:value-type="float" office:value="8">
            <text:p text:style-name="P33">8</text:p>
          </table:table-cell>
          <table:table-cell table:style-name="Table4.A2" office:value-type="string">
            <text:p text:style-name="P33"/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3" office:value-type="float" office:value="9">
            <text:p text:style-name="P33">9</text:p>
          </table:table-cell>
          <table:table-cell table:style-name="Table4.A2" office:value-type="string">
            <text:p text:style-name="P33"/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3" office:value-type="float" office:value="10">
            <text:p text:style-name="P33">10</text:p>
          </table:table-cell>
          <table:table-cell table:style-name="Table4.A2" office:value-type="string">
            <text:p text:style-name="P33"/>
          </table:table-cell>
          <table:table-cell table:style-name="Table4.C2" office:value-type="string">
            <text:p text:style-name="P3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B)</text:p>
      <text:p text:style-name="Standard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30">Pomiar ogniskowej soczewki skupiającej metodą Bessela 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0">Pomiar</text:p>
          </table:table-cell>
          <table:table-cell table:style-name="Table5.A2" office:value-type="string">
            <text:p text:style-name="P30">Odległość a dla obrazu powiększonego [cm]</text:p>
          </table:table-cell>
          <table:table-cell table:style-name="Table5.A2" office:value-type="string">
            <text:p text:style-name="P30">Odległość b dla obrazu pomniejszonego [cm]</text:p>
          </table:table-cell>
          <table:table-cell table:style-name="Table5.D2" office:value-type="string">
            <text:p text:style-name="P30">d = a - b</text:p>
          </table:table-cell>
        </table:table-row>
        <table:table-row>
          <table:table-cell table:style-name="Table5.A3" office:value-type="float" office:value="1">
            <text:p text:style-name="P31">1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31"/>
          </table:table-cell>
          <table:table-cell table:style-name="Table5.D2" office:value-type="string">
            <text:p text:style-name="P31"/>
          </table:table-cell>
        </table:table-row>
        <table:table-row>
          <table:table-cell table:style-name="Table5.A3" office:value-type="float" office:value="2">
            <text:p text:style-name="P31">2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31"/>
          </table:table-cell>
          <table:table-cell table:style-name="Table5.D2" office:value-type="string">
            <text:p text:style-name="P31"/>
          </table:table-cell>
        </table:table-row>
        <table:table-row>
          <table:table-cell table:style-name="Table5.A3" office:value-type="float" office:value="3">
            <text:p text:style-name="P31">3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31"/>
          </table:table-cell>
          <table:table-cell table:style-name="Table5.D2" office:value-type="string">
            <text:p text:style-name="P31"/>
          </table:table-cell>
        </table:table-row>
        <table:table-row>
          <table:table-cell table:style-name="Table5.A3" office:value-type="float" office:value="4">
            <text:p text:style-name="P31">4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31"/>
          </table:table-cell>
          <table:table-cell table:style-name="Table5.D2" office:value-type="string">
            <text:p text:style-name="P31"/>
          </table:table-cell>
        </table:table-row>
        <table:table-row>
          <table:table-cell table:style-name="Table5.A3" office:value-type="float" office:value="5">
            <text:p text:style-name="P31">5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31"/>
          </table:table-cell>
          <table:table-cell table:style-name="Table5.D2" office:value-type="string">
            <text:p text:style-name="P31"/>
          </table:table-cell>
        </table:table-row>
        <table:table-row>
          <table:table-cell table:style-name="Table5.A3" office:value-type="float" office:value="6">
            <text:p text:style-name="P31">6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31"/>
          </table:table-cell>
          <table:table-cell table:style-name="Table5.D2" office:value-type="string">
            <text:p text:style-name="P31"/>
          </table:table-cell>
        </table:table-row>
        <table:table-row>
          <table:table-cell table:style-name="Table5.A3" office:value-type="float" office:value="7">
            <text:p text:style-name="P31">7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31"/>
          </table:table-cell>
          <table:table-cell table:style-name="Table5.D2" office:value-type="string">
            <text:p text:style-name="P31"/>
          </table:table-cell>
        </table:table-row>
        <table:table-row>
          <table:table-cell table:style-name="Table5.A3" office:value-type="float" office:value="8">
            <text:p text:style-name="P31">8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31"/>
          </table:table-cell>
          <table:table-cell table:style-name="Table5.D2" office:value-type="string">
            <text:p text:style-name="P31"/>
          </table:table-cell>
        </table:table-row>
        <table:table-row>
          <table:table-cell table:style-name="Table5.A3" office:value-type="float" office:value="9">
            <text:p text:style-name="P31">9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31"/>
          </table:table-cell>
          <table:table-cell table:style-name="Table5.D2" office:value-type="string">
            <text:p text:style-name="P31"/>
          </table:table-cell>
        </table:table-row>
        <table:table-row>
          <table:table-cell table:style-name="Table5.A3" office:value-type="float" office:value="10">
            <text:p text:style-name="P31">10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31"/>
          </table:table-cell>
          <table:table-cell table:style-name="Table5.D2" office:value-type="string">
            <text:p text:style-name="P31"/>
          </table:table-cell>
        </table:table-row>
      </table:table>
      <text:p text:style-name="Standard"/>
      <text:p text:style-name="Standard">C)</text:p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30">Pomiar ogniskowej soczewki <text:s/>rozpraszającej metodą Bessela 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30">Pomiar</text:p>
          </table:table-cell>
          <table:table-cell table:style-name="Table6.A2" office:value-type="string">
            <text:p text:style-name="P30">Odległość a dla obrazu powiększonego [cm]</text:p>
          </table:table-cell>
          <table:table-cell table:style-name="Table6.A2" office:value-type="string">
            <text:p text:style-name="P30">Odległość b dla obrazu pomniejszonego [cm]</text:p>
          </table:table-cell>
          <table:table-cell table:style-name="Table6.D2" office:value-type="string">
            <text:p text:style-name="P30">d = a - b</text:p>
          </table:table-cell>
        </table:table-row>
        <table:table-row>
          <table:table-cell table:style-name="Table6.A3" office:value-type="float" office:value="1">
            <text:p text:style-name="P31">1</text:p>
          </table:table-cell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D2" office:value-type="string">
            <text:p text:style-name="P31"/>
          </table:table-cell>
        </table:table-row>
        <table:table-row>
          <table:table-cell table:style-name="Table6.A3" office:value-type="float" office:value="2">
            <text:p text:style-name="P31">2</text:p>
          </table:table-cell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D2" office:value-type="string">
            <text:p text:style-name="P31"/>
          </table:table-cell>
        </table:table-row>
        <table:table-row>
          <table:table-cell table:style-name="Table6.A3" office:value-type="float" office:value="3">
            <text:p text:style-name="P31">3</text:p>
          </table:table-cell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D2" office:value-type="string">
            <text:p text:style-name="P31"/>
          </table:table-cell>
        </table:table-row>
        <table:table-row>
          <table:table-cell table:style-name="Table6.A3" office:value-type="float" office:value="4">
            <text:p text:style-name="P31">4</text:p>
          </table:table-cell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D2" office:value-type="string">
            <text:p text:style-name="P31"/>
          </table:table-cell>
        </table:table-row>
        <table:table-row>
          <table:table-cell table:style-name="Table6.A3" office:value-type="float" office:value="5">
            <text:p text:style-name="P31">5</text:p>
          </table:table-cell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D2" office:value-type="string">
            <text:p text:style-name="P31"/>
          </table:table-cell>
        </table:table-row>
        <table:table-row>
          <table:table-cell table:style-name="Table6.A3" office:value-type="float" office:value="6">
            <text:p text:style-name="P31">6</text:p>
          </table:table-cell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D2" office:value-type="string">
            <text:p text:style-name="P31"/>
          </table:table-cell>
        </table:table-row>
        <table:table-row>
          <table:table-cell table:style-name="Table6.A3" office:value-type="float" office:value="7">
            <text:p text:style-name="P31">7</text:p>
          </table:table-cell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D2" office:value-type="string">
            <text:p text:style-name="P31"/>
          </table:table-cell>
        </table:table-row>
        <table:table-row>
          <table:table-cell table:style-name="Table6.A3" office:value-type="float" office:value="8">
            <text:p text:style-name="P31">8</text:p>
          </table:table-cell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D2" office:value-type="string">
            <text:p text:style-name="P31"/>
          </table:table-cell>
        </table:table-row>
        <table:table-row>
          <table:table-cell table:style-name="Table6.A3" office:value-type="float" office:value="9">
            <text:p text:style-name="P31">9</text:p>
          </table:table-cell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D2" office:value-type="string">
            <text:p text:style-name="P31"/>
          </table:table-cell>
        </table:table-row>
        <table:table-row>
          <table:table-cell table:style-name="Table6.A3" office:value-type="float" office:value="10">
            <text:p text:style-name="P31">10</text:p>
          </table:table-cell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D2" office:value-type="string">
            <text:p text:style-name="P3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Zagadnienia teoretyczne</text:p>
      <text:p text:style-name="P8"/>
      <text:list xml:id="list619667573970837264" text:style-name="L13">
        <text:list-item>
          <text:p text:style-name="P16">Soczewki – budowa i właśności różnych typów soczewek:</text:p>
          <text:p text:style-name="P16">Soczewki są to proste urządzenia optyczne, zbudowane z przeźroczystego materiału, ograniczone dwiema powierzchniami, z czego jedna jest zawsze zakrzywiona. Soczewki dzielimy na:</text:p>
        </text:list-item>
      </text:list>
      <text:list xml:id="list5633808848118353286" text:style-name="L17">
        <text:list-item>
          <text:list>
            <text:list-item>
              <text:p text:style-name="P17">Cylindyrczne</text:p>
            </text:list-item>
            <text:list-item>
              <text:p text:style-name="P17">Sferyczne:</text:p>
              <text:list>
                <text:list-item>
                  <text:p text:style-name="P17">Dwuwypukłe, dwuwklęsłe, płasko-wypukłe, płasko-wklęsłe</text:p>
                </text:list-item>
              </text:list>
            </text:list-item>
          </text:list>
        </text:list-item>
      </text:list>
      <text:list xml:id="list34445123" text:continue-list="list619667573970837264" text:style-name="L13">
        <text:list-header>
          <text:p text:style-name="P16"><text:tab/>Soczewki dwuwypukłe skupiają promienie, natomiast dwuwklęsłe je rozpraszają.</text:p>
        </text:list-header>
        <text:list-item>
          <text:p text:style-name="P16">Pojęcia:</text:p>
        </text:list-item>
      </text:list>
      <text:list xml:id="list7782257595064011467" text:style-name="L18">
        <text:list-item>
          <text:p text:style-name="P18">Promień krzywizny – odwrotność promienia kuli, z której wykonano soczewkę.</text:p>
        </text:list-item>
        <text:list-item>
          <text:p text:style-name="P18">Środek krzywizny – środek kuli z której wykonano soczewkę</text:p>
        </text:list-item>
        <text:list-item>
          <text:p text:style-name="P18">Główna oś optyczna – prosta przechodząca przez środki krzywizn elementów układu optycznego.</text:p>
        </text:list-item>
        <text:list-item>
          <text:p text:style-name="P18">Główna oś geometryczna – prosta przechodzaca przez środki geometryczne elementów układu.</text:p>
        </text:list-item>
        <text:list-item>
          <text:p text:style-name="P18">Środek optyczny – centralny punkt wewnątrz soczewki leżący na osi optycznej</text:p>
        </text:list-item>
        <text:list-item>
          <text:p text:style-name="P18">Środek geometryczny – punkt w którym skupiona jest cała masa.</text:p>
        </text:list-item>
        <text:list-item>
          <text:p text:style-name="P18">Ognisko – punkt w którym przecinają się odbite promienie świetlne.</text:p>
        </text:list-item>
        <text:list-item>
          <text:p text:style-name="P18">Ogniskowa – odległość między ogniskiem a środkiem optycznym soczewki.</text:p>
        </text:list-item>
        <text:list-item>
          <text:p text:style-name="P18">Równanie soczewki <draw:frame draw:style-name="fr1" draw:name="Object23" text:anchor-type="as-char" svg:width="0.778in" svg:height="0.392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, x – odległość przedmiotu od soczewki, y – odległość obrazu od soczewki.</text:p>
        </text:list-item>
        <text:list-item>
          <text:p text:style-name="P18">Obraz reczywisty – obraz powstający w wyniku przecięcia się promieni przechodzących przez układ optyczny.</text:p>
        </text:list-item>
        <text:list-item>
          <text:p text:style-name="P18">Obraz pozorny – powstaje w wyniku przecięcia się przedłużeń promieni odbitych przez układ optyczny.</text:p>
        </text:list-item>
        <text:list-item>
          <text:p text:style-name="P18">Zdolność zbierająca – jest to odwrotność ogniskowej soczewki, wyrażana w dioptriach.</text:p>
        </text:list-item>
        <text:list-item>
          <text:p text:style-name="P18">Wady soczewek: aberracja chromatyczna (pogorszenie odwzorowania kolorów), sferyczna (pogorszona ostrość), astygmatyzm (zmiana kształtu).</text:p>
        </text:list-item>
        <text:list-item>
          <text:p text:style-name="P18">Oko jako soczewka – ludzkie oko w zależności od odległości przedmiotu potrafi ogniskować obraz, ze względu na zjawisko akomodacji, nastepnie obraz jest skupiany i dostarczany do siatkówki.</text:p>
        </text:list-item>
        <text:list-item>
          <text:p text:style-name="P18">Krótkowzroczność – oko skupiając promienie świetlne, ogniskuje je przed siatkówką. Osoba z taką wadą musi przysunąć przedmiot bliżej oczu aby zobaczyć go w pełnej ostrości.</text:p>
        </text:list-item>
        <text:list-item>
          <text:p text:style-name="P18">Dalekowzroczność – promienie świetlne są ogniskowane za siatkówką, w wyniku czego osoba cierpiąca na tę wadę musi oddalać przedmioty od oczu, aby je dobrze widzieć.</text:p>
        </text:list-item>
        <text:list-item>
          <text:p text:style-name="P18">Metody wyznaczania ogniskowych różnych soczewek:</text:p>
          <text:list>
            <text:list-item>
              <text:p text:style-name="P18">Z równania soczewki,</text:p>
            </text:list-item>
            <text:list-item>
              <text:p text:style-name="P18">Metodą Bessela.</text:p>
            </text:list-item>
          </text:list>
        </text:list-item>
      </text:list>
      <text:p text:style-name="P14"/>
      <text:p text:style-name="P14"/>
      <text:p text:style-name="P7">Źródła</text:p>
      <text:list xml:id="list3846733265752789244" text:style-name="L19">
        <text:list-item>
          <text:p text:style-name="P19">Wikipedia</text:p>
        </text:list-item>
        <text:list-item>
          <text:p text:style-name="P19">www.fizykon.org</text:p>
        </text:list-item>
      </text:list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7S</meta:editing-duration>
    <meta:editing-cycles>4</meta:editing-cycles>
    <meta:generator>OpenOffice/4.1.3$Win32 OpenOffice.org_project/413m1$Build-9783</meta:generator>
    <dc:date>2017-10-23T14:25:52.42</dc:date>
    <dc:creator>Jacek </dc:creator>
    <meta:document-statistic meta:table-count="6" meta:image-count="0" meta:object-count="23" meta:page-count="7" meta:paragraph-count="292" meta:word-count="1218" meta:character-count="757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i>π</mi>
      <mrow>
        <mfrac>
          <mrow>
            <mrow>
              <msub>
                <mi>d</mi>
                <mn>1</mn>
              </msub>
              <mo stretchy="false">−</mo>
              <msub>
                <mi>d</mi>
                <mn>2</mn>
              </msub>
            </mrow>
          </mrow>
          <mi>λ</mi>
        </mfrac>
        <mo stretchy="false">=</mo>
        <mn>2kπ</mn>
      </mrow>
    </mrow>
    <annotation encoding="StarMath 5.0"> φ_1 -  φ_2 = 2 π{d_1 - d_2} over λ = 2kπ</annotation>
  </semantics>
</math>
</file>

<file path=Object 10/content.xml><?xml version="1.0" encoding="utf-8"?>
<math xmlns="http://www.w3.org/1998/Math/MathML">
  <semantics>
    <mrow>
      <mrow>
        <mrow>
          <mi>R</mi>
          <mo stretchy="false">=</mo>
          <mfrac>
            <mrow>
              <msubsup>
                <mi>r</mi>
                <mi>k</mi>
                <mn>2</mn>
              </msubsup>
            </mrow>
            <mrow>
              <mn>2</mn>
              <mi>e</mi>
            </mrow>
          </mfrac>
        </mrow>
        <mo stretchy="false">=</mo>
        <mfrac>
          <mrow>
            <msubsup>
              <mi>r</mi>
              <mi>k</mi>
              <mn>2</mn>
            </msubsup>
          </mrow>
          <mrow>
            <mi mathvariant="italic">kλ</mi>
          </mrow>
        </mfrac>
      </mrow>
    </mrow>
    <annotation encoding="StarMath 5.0">R = {r_k^2}over {2e} = {r_k^2} over {kλ}</annotation>
  </semantics>
</math>
</file>

<file path=Object 11/content.xml><?xml version="1.0" encoding="utf-8"?>
<math xmlns="http://www.w3.org/1998/Math/MathML">
  <semantics>
    <mrow>
      <mrow>
        <msub>
          <mi>d</mi>
          <mi mathvariant="italic">xi</mi>
        </msub>
        <mo stretchy="false">=</mo>
        <mn>2</mn>
      </mrow>
      <mfenced open="∣" close="∣">
        <mrow>
          <mrow>
            <msub>
              <mi>r</mi>
              <mi mathvariant="italic">x0</mi>
            </msub>
            <mo stretchy="false">−</mo>
            <msub>
              <mi>r</mi>
              <mi mathvariant="italic">xi</mi>
            </msub>
          </mrow>
        </mrow>
      </mfenced>
    </mrow>
    <annotation encoding="StarMath 5.0">d_xi = 2 left lline r_x0 - r_xi right rline</annotation>
  </semantics>
</math>
</file>

<file path=Object 12/content.xml><?xml version="1.0" encoding="utf-8"?>
<math xmlns="http://www.w3.org/1998/Math/MathML">
  <semantics>
    <mrow>
      <mrow>
        <msub>
          <mi>d</mi>
          <mi mathvariant="italic">x1</mi>
        </msub>
        <mo stretchy="false">=</mo>
        <mn>2</mn>
      </mrow>
      <mrow>
        <mfenced open="∣" close="∣">
          <mrow>
            <mrow>
              <msub>
                <mi>r</mi>
                <mi mathvariant="italic">x0</mi>
              </msub>
              <mo stretchy="false">−</mo>
              <msub>
                <mi>r</mi>
                <mi mathvariant="italic">x1</mi>
              </msub>
            </mrow>
          </mrow>
        </mfenced>
        <mo stretchy="false">=</mo>
        <mn>2</mn>
      </mrow>
      <mrow>
        <mrow>
          <mfenced open="∣" close="∣">
            <mrow>
              <mrow>
                <mn>25.18</mn>
                <mo stretchy="false">−</mo>
                <mn>30.59</mn>
              </mrow>
            </mrow>
          </mfenced>
          <mo stretchy="false">=</mo>
          <mrow>
            <mn>2</mn>
            <mo stretchy="false">⋅</mo>
            <mn>5.41</mn>
          </mrow>
        </mrow>
        <mo stretchy="false">=</mo>
        <mn>10.82</mn>
      </mrow>
      <mrow>
        <mo stretchy="false">[</mo>
        <mrow>
          <mi mathvariant="italic">mm</mi>
        </mrow>
        <mo stretchy="false">]</mo>
      </mrow>
    </mrow>
    <annotation encoding="StarMath 5.0">d_x1 = 2 left lline r_x0 - r_x1 right rline = 2 left lline 25.18 - 30.59 right lline = 2 
cdot 5.41 = 10.82 [mm]</annotation>
  </semantics>
</math>
</file>

<file path=Object 13/content.xml><?xml version="1.0" encoding="utf-8"?>
<math xmlns="http://www.w3.org/1998/Math/MathML">
  <semantics>
    <mrow>
      <mrow>
        <msub>
          <mi>d</mi>
          <mi mathvariant="italic">y1</mi>
        </msub>
        <mo stretchy="false">=</mo>
        <mn>2</mn>
      </mrow>
      <mrow>
        <mfenced open="∣" close="∣">
          <mrow>
            <mrow>
              <msub>
                <mi>r</mi>
                <mi mathvariant="italic">y0</mi>
              </msub>
              <mo stretchy="false">−</mo>
              <msub>
                <mi>r</mi>
                <mi mathvariant="italic">y1</mi>
              </msub>
            </mrow>
          </mrow>
        </mfenced>
        <mo stretchy="false">=</mo>
        <mn>2</mn>
      </mrow>
      <mrow>
        <mrow>
          <mfenced open="∣" close="∣">
            <mrow>
              <mrow>
                <mn>11.79</mn>
                <mo stretchy="false">−</mo>
                <mn>15.16</mn>
              </mrow>
            </mrow>
          </mfenced>
          <mo stretchy="false">=</mo>
          <mrow>
            <mn>2</mn>
            <mo stretchy="false">⋅</mo>
            <mn>3.37</mn>
          </mrow>
        </mrow>
        <mo stretchy="false">=</mo>
        <mn>6.74</mn>
      </mrow>
      <mrow>
        <mo stretchy="false">[</mo>
        <mrow>
          <mi mathvariant="italic">mm</mi>
        </mrow>
        <mo stretchy="false">]</mo>
      </mrow>
    </mrow>
    <annotation encoding="StarMath 5.0">d_y1 = 2 left lline r_y0 - r_y1 right rline = 2 left lline 11.79 - 15.16 right lline = 2 
cdot 3.37 = 6.74 [mm]</annotation>
  </semantics>
</math>
</file>

<file path=Object 14/content.xml><?xml version="1.0" encoding="utf-8"?>
<math xmlns="http://www.w3.org/1998/Math/MathML">
  <semantics>
    <mrow>
      <mrow>
        <mover accent="true">
          <msub>
            <mi>d</mi>
            <mi>i</mi>
          </msub>
          <mo stretchy="false">̄</mo>
        </mover>
        <mo stretchy="false">=</mo>
        <mfrac>
          <mrow>
            <mrow>
              <mrow>
                <mrow>
                  <msub>
                    <mi>d</mi>
                    <mi mathvariant="italic">x1</mi>
                  </msub>
                  <mo stretchy="false">+</mo>
                  <msub>
                    <mi>d</mi>
                    <mi mathvariant="italic">x2</mi>
                  </msub>
                </mrow>
                <mo stretchy="false">+</mo>
                <msub>
                  <mi>d</mi>
                  <mi mathvariant="italic">y1</mi>
                </msub>
              </mrow>
              <mo stretchy="false">+</mo>
              <msub>
                <mi>d</mi>
                <mi mathvariant="italic">y2</mi>
              </msub>
            </mrow>
          </mrow>
          <mn>4</mn>
        </mfrac>
      </mrow>
    </mrow>
    <annotation encoding="StarMath 5.0">bar d_i  = {d_x1 + d_x2 + d_y1 + d_y2} over 4</annotation>
  </semantics>
</math>
</file>

<file path=Object 15/content.xml><?xml version="1.0" encoding="utf-8"?>
<math xmlns="http://www.w3.org/1998/Math/MathML">
  <semantics>
    <mrow>
      <mrow>
        <mrow>
          <mrow>
            <mover accent="true">
              <msub>
                <mi>d</mi>
                <mn>8</mn>
              </msub>
              <mo stretchy="false">̄</mo>
            </mover>
            <mo stretchy="false">=</mo>
            <mfrac>
              <mrow>
                <mrow>
                  <mrow>
                    <mrow>
                      <msub>
                        <mi>d</mi>
                        <mi mathvariant="italic">x1</mi>
                      </msub>
                      <mo stretchy="false">+</mo>
                      <msub>
                        <mi>d</mi>
                        <mi mathvariant="italic">x2</mi>
                      </msub>
                    </mrow>
                    <mo stretchy="false">+</mo>
                    <msub>
                      <mi>d</mi>
                      <mi mathvariant="italic">y1</mi>
                    </msub>
                  </mrow>
                  <mo stretchy="false">+</mo>
                  <msub>
                    <mi>d</mi>
                    <mi mathvariant="italic">y2</mi>
                  </msub>
                </mrow>
              </mrow>
              <mn>4</mn>
            </mfrac>
          </mrow>
          <mo stretchy="false">=</mo>
          <mfrac>
            <mrow>
              <mrow>
                <mrow>
                  <mrow>
                    <mn>10.82</mn>
                    <mo stretchy="false">+</mo>
                    <mn>8.88</mn>
                  </mrow>
                  <mo stretchy="false">+</mo>
                  <mn>6.74</mn>
                </mrow>
                <mo stretchy="false">+</mo>
                <mn>6.4</mn>
              </mrow>
            </mrow>
            <mn>4</mn>
          </mfrac>
        </mrow>
        <mo stretchy="false">=</mo>
        <mn>8.21</mn>
      </mrow>
      <mrow>
        <mo stretchy="false">[</mo>
        <mrow>
          <mi mathvariant="italic">mm</mi>
        </mrow>
        <mo stretchy="false">]</mo>
      </mrow>
    </mrow>
    <annotation encoding="StarMath 5.0">bar d_8  = {d_x1 + d_x2 + d_y1 + d_y2} over 4 = {10.82 + 8.88 + 6.74 + 6.4} over 4 = 8.21 [mm]</annotation>
  </semantics>
</math>
</file>

<file path=Object 16/content.xml><?xml version="1.0" encoding="utf-8"?>
<math xmlns="http://www.w3.org/1998/Math/MathML">
  <semantics>
    <mrow>
      <mrow>
        <msub>
          <mi>r</mi>
          <mi>i</mi>
        </msub>
        <mo stretchy="false">=</mo>
        <mfrac>
          <mover accent="true">
            <mi>d</mi>
            <mo stretchy="false">̄</mo>
          </mover>
          <mn>2</mn>
        </mfrac>
      </mrow>
    </mrow>
    <annotation encoding="StarMath 5.0">r_i = bar d over 2</annotation>
  </semantics>
</math>
</file>

<file path=Object 17/content.xml><?xml version="1.0" encoding="utf-8"?>
<math xmlns="http://www.w3.org/1998/Math/MathML">
  <semantics>
    <mrow>
      <mrow>
        <mrow>
          <msub>
            <mi>r</mi>
            <mn>8</mn>
          </msub>
          <mo stretchy="false">=</mo>
          <mfrac>
            <mn>8.21</mn>
            <mn>2</mn>
          </mfrac>
        </mrow>
        <mo stretchy="false">=</mo>
        <mn>4.105</mn>
      </mrow>
      <mrow>
        <mo stretchy="false">[</mo>
        <mrow>
          <mi mathvariant="italic">mm</mi>
        </mrow>
        <mo stretchy="false">]</mo>
      </mrow>
    </mrow>
    <annotation encoding="StarMath 5.0">r_8 = 8.21 over 2 = 4.105 [mm]</annotation>
  </semantics>
</math>
</file>

<file path=Object 18/content.xml><?xml version="1.0" encoding="utf-8"?>
<math xmlns="http://www.w3.org/1998/Math/MathML">
  <semantics>
    <mrow>
      <mrow>
        <mi>R</mi>
        <mo stretchy="false">=</mo>
        <mfrac>
          <msubsup>
            <mi>r</mi>
            <mi>i</mi>
            <mn>2</mn>
          </msubsup>
          <mrow>
            <mrow>
              <mi>i</mi>
              <mo stretchy="false">⋅</mo>
              <mi>λ</mi>
            </mrow>
          </mrow>
        </mfrac>
      </mrow>
    </mrow>
    <annotation encoding="StarMath 5.0">R = r_i^2 over {i cdot λ}</annotation>
  </semantics>
</math>
</file>

<file path=Object 19/content.xml><?xml version="1.0" encoding="utf-8"?>
<math xmlns="http://www.w3.org/1998/Math/MathML">
  <semantics>
    <mrow>
      <mrow>
        <mrow>
          <mi>R</mi>
          <mo stretchy="false">=</mo>
          <mfrac>
            <msup>
              <mrow>
                <mrow>
                  <mo stretchy="false">(</mo>
                  <mrow>
                    <mrow>
                      <mn>4.105</mn>
                      <mo stretchy="false">⋅</mo>
                      <msup>
                        <mn>10</mn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3</mn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o stretchy="false">)</mo>
                </mrow>
              </mrow>
              <mn>2</mn>
            </msup>
            <mrow>
              <mrow>
                <mrow>
                  <mn>8</mn>
                  <mo stretchy="false">⋅</mo>
                  <mn>589</mn>
                </mrow>
                <mo stretchy="false">⋅</mo>
                <msup>
                  <mn>10</mn>
                  <mrow>
                    <mo stretchy="false">(</mo>
                    <mrow>
                      <mrow>
                        <mo stretchy="false">−</mo>
                        <mn>9</mn>
                      </mrow>
                    </mrow>
                    <mo stretchy="false">)</mo>
                  </mrow>
                </msup>
              </mrow>
            </mrow>
          </mfrac>
        </mrow>
        <mo stretchy="false">=</mo>
        <mn>3.58</mn>
      </mrow>
      <mrow>
        <mo stretchy="false">[</mo>
        <mrow>
          <mi mathvariant="italic">cm</mi>
        </mrow>
        <mo stretchy="false">]</mo>
      </mrow>
    </mrow>
    <annotation encoding="StarMath 5.0">R = {(4.105 cdot 10^{(-3)})}^2 over {8 cdot 589 cdot 10^(-9)} = 3.58 [cm]</annotation>
  </semantics>
</math>
</file>

<file path=Object 2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i>π</mi>
      <mrow>
        <mfrac>
          <mrow>
            <mrow>
              <msub>
                <mi>d</mi>
                <mn>1</mn>
              </msub>
              <mo stretchy="false">−</mo>
              <msub>
                <mi>d</mi>
                <mn>2</mn>
              </msub>
            </mrow>
          </mrow>
          <mi>λ</mi>
        </mfrac>
        <mo stretchy="false">=</mo>
        <mrow>
          <mo stretchy="false">(</mo>
          <mrow>
            <mrow>
              <mn>2k</mn>
              <mo stretchy="false">+</mo>
              <mn>1</mn>
            </mrow>
          </mrow>
          <mo stretchy="false">)</mo>
        </mrow>
      </mrow>
      <mi>π</mi>
    </mrow>
    <annotation encoding="StarMath 5.0"> φ_1 -  φ_2 = 2 π{d_1 - d_2} over λ = (2k + 1)π</annotation>
  </semantics>
</math>
</file>

<file path=Object 20/content.xml><?xml version="1.0" encoding="utf-8"?>
<math xmlns="http://www.w3.org/1998/Math/MathML">
  <semantics>
    <mrow>
      <mrow>
        <mrow>
          <mrow>
            <mover accent="true">
              <mi>R</mi>
              <mo stretchy="false">̄</mo>
            </mover>
            <mo stretchy="false">=</mo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n>5</mn>
                </mrow>
              </munderover>
              <mrow>
                <mfrac>
                  <mn>1</mn>
                  <mi>n</mi>
                </mfrac>
                <msub>
                  <mi>R</mi>
                  <mi>i</mi>
                </msub>
              </mrow>
            </mrow>
          </mrow>
          <mo stretchy="false">=</mo>
          <mfrac>
            <mrow>
              <mrow>
                <mrow>
                  <mrow>
                    <mrow>
                      <mn>3.58</mn>
                      <mo stretchy="false">+</mo>
                      <mn>4.11</mn>
                    </mrow>
                    <mo stretchy="false">+</mo>
                    <mn>3.33</mn>
                  </mrow>
                  <mo stretchy="false">+</mo>
                  <mn>3.77</mn>
                </mrow>
                <mo stretchy="false">+</mo>
                <mn>4.06</mn>
              </mrow>
            </mrow>
            <mn>5</mn>
          </mfrac>
        </mrow>
        <mo stretchy="false">=</mo>
        <mn>3.77</mn>
      </mrow>
      <mrow>
        <mo stretchy="false">(</mo>
        <mrow>
          <mn>15</mn>
        </mrow>
        <mo stretchy="false">)</mo>
      </mrow>
      <mrow>
        <mo stretchy="false">[</mo>
        <mrow>
          <mi mathvariant="italic">cm</mi>
        </mrow>
        <mo stretchy="false">]</mo>
      </mrow>
    </mrow>
    <annotation encoding="StarMath 5.0">bar R = sum from{i = 1} to{5} {1 over n R_i} = {3.58 + 4.11 + 3.33 + 3.77 + 4.06} over 5 = 3.77(15) [cm]  </annotation>
  </semantics>
</math>
</file>

<file path=Object 21/content.xml><?xml version="1.0" encoding="utf-8"?>
<math xmlns="http://www.w3.org/1998/Math/MathML">
  <semantics>
    <mtable>
      <mtr>
        <mtd>
          <mrow>
            <mi>u</mi>
            <mrow>
              <mrow>
                <mo stretchy="false">(</mo>
                <mrow>
                  <mi>R</mi>
                </mrow>
                <mo stretchy="false">)</mo>
              </mrow>
              <mo stretchy="false">=</mo>
              <msqrt>
                <mrow>
                  <mfrac>
                    <mn>1</mn>
                    <mrow>
                      <mi>n</mi>
                      <mrow>
                        <mo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frac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i>n</mi>
                      </mrow>
                    </munderover>
                    <mrow>
                      <msup>
                        <mrow>
                          <mo stretchy="false">(</mo>
                          <mrow>
                            <mrow>
                              <msub>
                                <mi>R</mi>
                                <mi>i</mi>
                              </msub>
                              <mo stretchy="false">−</mo>
                              <mover accent="true">
                                <mi>R</mi>
                                <mo stretchy="false">̄</mo>
                              </mover>
                            </mrow>
                          </mrow>
                          <mo stretchy="false">)</mo>
                        </mrow>
                        <mn>2</mn>
                      </msup>
                    </mrow>
                  </mrow>
                </mrow>
              </msqrt>
            </mrow>
          </mrow>
        </mtd>
      </mtr>
      <mtr>
        <mtd>
          <mrow>
            <msqrt>
              <mrow>
                <mfrac>
                  <mn>1</mn>
                  <mn>20</mn>
                </mfrac>
                <mrow>
                  <mrow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n>3.58</mn>
                                <mo stretchy="false">−</mo>
                                <mn>3.77</mn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n>4.11</mn>
                                <mo stretchy="false">−</mo>
                                <mn>3.77</mn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o stretchy="false">+</mo>
                      <msup>
                        <mrow>
                          <mo stretchy="false">(</mo>
                          <mrow>
                            <mrow>
                              <mn>3.33</mn>
                              <mo stretchy="false">−</mo>
                              <mn>3.77</mn>
                            </mrow>
                          </mrow>
                          <mo stretchy="false">)</mo>
                        </mrow>
                        <mn>2</mn>
                      </msup>
                    </mrow>
                    <mo stretchy="false">+</mo>
                    <msup>
                      <mrow>
                        <mo stretchy="false">(</mo>
                        <mrow>
                          <mrow>
                            <mn>3.77</mn>
                            <mo stretchy="false">−</mo>
                            <mn>3.77</mn>
                          </mrow>
                        </mrow>
                        <mo stretchy="false">)</mo>
                      </mrow>
                      <mn>2</mn>
                    </msup>
                  </mrow>
                  <mo stretchy="false">+</mo>
                  <msup>
                    <mrow>
                      <mo stretchy="false">(</mo>
                      <mrow>
                        <mrow>
                          <mn>4.06</mn>
                          <mo stretchy="false">−</mo>
                          <mn>3.77</mn>
                        </mrow>
                      </mrow>
                      <mo stretchy="false">)</mo>
                    </mrow>
                    <mn>2</mn>
                  </msup>
                </mrow>
              </mrow>
            </msqrt>
          </mrow>
        </mtd>
      </mtr>
      <mtr>
        <mtd>
          <mrow>
            <mrow>
              <mrow>
                <msqrt>
                  <mrow>
                    <mfrac>
                      <mn>1</mn>
                      <mn>20</mn>
                    </mfrac>
                    <mrow>
                      <mo stretchy="false">(</mo>
                      <mrow>
                        <mrow>
                          <mrow>
                            <mrow>
                              <mrow>
                                <mn>0.0361</mn>
                                <mo stretchy="false">+</mo>
                                <mn>0.1156</mn>
                              </mrow>
                              <mo stretchy="false">+</mo>
                              <mn>0.1936</mn>
                            </mrow>
                            <mo stretchy="false">+</mo>
                            <mn>0</mn>
                          </mrow>
                          <mo stretchy="false">+</mo>
                          <mn>0.0841</mn>
                        </mrow>
                      </mrow>
                      <mo stretchy="false">)</mo>
                    </mrow>
                  </mrow>
                </msqrt>
                <mo stretchy="false">=</mo>
                <mn>0,1465264481</mn>
              </mrow>
              <mo stretchy="false">≈</mo>
              <mn>0.15</mn>
            </mrow>
          </mrow>
        </mtd>
      </mtr>
    </mtable>
    <annotation encoding="StarMath 5.0">u(R) = sqrt{1 over {n(n-1)} sum from{i = 1} to{n} {(R_i - bar R)^2}} 
newline
sqrt{1 over 20 (3.58-3.77)^2 + (4.11-3.77)^2 + (3.33-3.77)^2 + (3.77-3.77)^2 + (4.06 - 3.77)^2}
newline 
sqrt {1 over 20 (0.0361+0.1156+0.1936+0+0.0841)} = 0,1465264481 approx 0.15</annotation>
  </semantics>
</math>
</file>

<file path=Object 22/content.xml><?xml version="1.0" encoding="utf-8"?>
<math xmlns="http://www.w3.org/1998/Math/MathML">
  <semantics>
    <mrow>
      <mover accent="true">
        <mi>d</mi>
        <mo stretchy="false">̄</mo>
      </mover>
    </mrow>
    <annotation encoding="StarMath 5.0">bar d</annotation>
  </semantics>
</math>
</file>

<file path=Object 23/content.xml><?xml version="1.0" encoding="utf-8"?>
<math xmlns="http://www.w3.org/1998/Math/MathML">
  <semantics>
    <mrow>
      <mrow>
        <mfrac>
          <mn>1</mn>
          <mi>f</mi>
        </mfrac>
        <mo stretchy="false">=</mo>
        <mrow>
          <mfrac>
            <mn>1</mn>
            <mi>x</mi>
          </mfrac>
          <mo stretchy="false">+</mo>
          <mfrac>
            <mn>1</mn>
            <mi>y</mi>
          </mfrac>
        </mrow>
      </mrow>
    </mrow>
    <annotation encoding="StarMath 5.0">1 over f = 1 over x + 1 over y</annotation>
  </semantics>
</math>
</file>

<file path=Object 3/content.xml><?xml version="1.0" encoding="utf-8"?>
<math xmlns="http://www.w3.org/1998/Math/MathML">
  <semantics>
    <mrow>
      <mi>d</mi>
      <mi>sin</mi>
      <mrow>
        <mrow>
          <mo stretchy="false">(</mo>
          <mrow>
            <msub>
              <mi>α</mi>
              <mi>k</mi>
            </msub>
          </mrow>
          <mo stretchy="false">)</mo>
        </mrow>
        <mo stretchy="false">=</mo>
        <mi mathvariant="italic">kλ</mi>
      </mrow>
    </mrow>
    <annotation encoding="StarMath 5.0">d sin(α_k)= kλ</annotation>
  </semantics>
</math>
</file>

<file path=Object 4/content.xml><?xml version="1.0" encoding="utf-8"?>
<math xmlns="http://www.w3.org/1998/Math/MathML">
  <semantics>
    <mrow>
      <mi>d</mi>
      <mi>sin</mi>
      <mrow>
        <mrow>
          <mo stretchy="false">(</mo>
          <mrow>
            <msub>
              <mi>α</mi>
              <mi>k</mi>
            </msub>
          </mrow>
          <mo stretchy="false">)</mo>
        </mrow>
        <mo stretchy="false">=</mo>
        <mrow>
          <mo stretchy="false">(</mo>
          <mrow>
            <mfrac>
              <mrow>
                <mrow>
                  <mn>2k</mn>
                  <mo stretchy="false">+</mo>
                  <mn>1</mn>
                </mrow>
              </mrow>
              <mn>2</mn>
            </mfrac>
          </mrow>
          <mo stretchy="false">)</mo>
        </mrow>
      </mrow>
      <mi>λ</mi>
    </mrow>
    <annotation encoding="StarMath 5.0">d sin(α_k)= ({2k+1 }over 2)λ</annotation>
  </semantics>
</math>
</file>

<file path=Object 5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e</mn>
      </mrow>
    </mrow>
    <annotation encoding="StarMath 5.0"> φ_1 -  φ_2 = 2e</annotation>
  </semantics>
</math>
</file>

<file path=Object 6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row>
        <mi>e</mi>
        <mo stretchy="false">+</mo>
        <mfrac>
          <mi>λ</mi>
          <mn>2</mn>
        </mfrac>
      </mrow>
    </mrow>
    <annotation encoding="StarMath 5.0">φ_1 -  φ_2 = 2e + λ over 2</annotation>
  </semantics>
</math>
</file>

<file path=Object 7/content.xml><?xml version="1.0" encoding="utf-8"?>
<math xmlns="http://www.w3.org/1998/Math/MathML">
  <semantics>
    <mrow>
      <mn>2</mn>
      <mrow>
        <mrow>
          <mi>e</mi>
          <mo stretchy="false">+</mo>
          <mfrac>
            <mi>λ</mi>
            <mn>2</mn>
          </mfrac>
        </mrow>
        <mo stretchy="false">=</mo>
        <mrow>
          <mo stretchy="false">(</mo>
          <mrow>
            <mrow>
              <mn>2k</mn>
              <mo stretchy="false">+</mo>
              <mn>1</mn>
            </mrow>
          </mrow>
          <mo stretchy="false">)</mo>
        </mrow>
      </mrow>
      <mfrac>
        <mi>λ</mi>
        <mn>2</mn>
      </mfrac>
    </mrow>
    <annotation encoding="StarMath 5.0">2e + λ over 2 = (2k + 1)λ over 2</annotation>
  </semantics>
</math>
</file>

<file path=Object 8/content.xml><?xml version="1.0" encoding="utf-8"?>
<math xmlns="http://www.w3.org/1998/Math/MathML">
  <semantics>
    <mrow>
      <mn>2</mn>
      <mrow>
        <mi>e</mi>
        <mo stretchy="false">=</mo>
        <mi mathvariant="italic">kλ</mi>
      </mrow>
    </mrow>
    <annotation encoding="StarMath 5.0">2e = kλ</annotation>
  </semantics>
</math>
</file>

<file path=Object 9/content.xml><?xml version="1.0" encoding="utf-8"?>
<math xmlns="http://www.w3.org/1998/Math/MathML">
  <semantics>
    <mrow>
      <mrow>
        <mrow>
          <msup>
            <mi>R</mi>
            <mn>2</mn>
          </msup>
          <mo stretchy="false">=</mo>
          <mrow>
            <msubsup>
              <mi>r</mi>
              <mi>k</mi>
              <mn>2</mn>
            </msubsup>
            <mo stretchy="false">+</mo>
            <msup>
              <mrow>
                <mo stretchy="false">(</mo>
                <mrow>
                  <mrow>
                    <mi>R</mi>
                    <mo stretchy="false">−</mo>
                    <mi>e</mi>
                  </mrow>
                </mrow>
                <mo stretchy="false">)</mo>
              </mrow>
              <mn>2</mn>
            </msup>
          </mrow>
        </mrow>
        <mo stretchy="false">=</mo>
        <mrow>
          <mrow>
            <mrow>
              <msubsup>
                <mi>r</mi>
                <mi>k</mi>
                <mn>2</mn>
              </msubsup>
              <mo stretchy="false">+</mo>
              <msup>
                <mi>R</mi>
                <mn>2</mn>
              </msup>
            </mrow>
            <mo stretchy="false">−</mo>
            <mn>2eR</mn>
          </mrow>
          <mo stretchy="false">+</mo>
          <msup>
            <mi>e</mi>
            <mn>2</mn>
          </msup>
        </mrow>
      </mrow>
    </mrow>
    <annotation encoding="StarMath 5.0">R^2 = r_k^2 + (R-e)^2 = r_k^2 + R^2 - 2eR + e^2</annotation>
  </semantics>
</math>
</file>